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map style:condition="cell-content()&lt;2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36">
            <calcext:condition calcext:apply-style-name="Good" calcext:value="&lt;2" calcext:base-cell-address="Sheet1.C2"/>
          </calcext:conditional-format>
          <calcext:conditional-format calcext:target-range-address="Sheet1.C2:Sheet1.C36">
            <calcext:condition calcext:apply-style-name="Bad" calcext:value="&gt;2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29:43.593714067</meta:creation-date>
    <dc:date>2017-12-04T09:38:59.774271377</dc:date>
    <meta:editing-duration>PT9M16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